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2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/>
    </style:style>
    <style:style style:name="P5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fo:font-variant="normal" fo:text-transform="none" fo:color="#b729d9" style:font-name="Menlo" fo:font-size="9pt" fo:letter-spacing="normal" fo:font-style="italic" fo:font-weight="normal" style:font-size-asian="10pt" style:font-weight-asian="normal" style:font-size-complex="10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fo:line-height="150%" fo:text-align="start" style:justify-single-word="false" fo:widows="1" fo:text-indent="0cm" style:auto-text-indent="false" fo:padding="0cm" fo:border="none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style:paragraph-properties fo:margin-left="0cm" fo:margin-right="0cm" fo:margin-top="0cm" fo:margin-bottom="0cm" fo:line-height="150%" fo:text-align="start" style:justify-single-word="false" fo:widows="1" fo:text-indent="0cm" style:auto-text-indent="false" fo:padding="0cm" fo:border="none"/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style:font-name="Menlo" fo:font-size="9pt" fo:letter-spacing="normal" fo:font-style="normal"/>
    </style:style>
    <style:style style:name="T2" style:family="text">
      <style:text-properties fo:font-variant="normal" fo:text-transform="none" fo:color="#e67700" style:font-name="Menlo" fo:font-size="9pt" fo:letter-spacing="normal" fo:font-style="normal"/>
    </style:style>
    <style:style style:name="T3" style:family="text">
      <style:text-properties fo:font-variant="normal" fo:text-transform="none" fo:color="#00ae00" style:font-name="Menlo" fo:font-size="9pt" fo:letter-spacing="normal" fo:font-style="normal"/>
    </style:style>
    <style:style style:name="T4" style:family="text">
      <style:text-properties fo:color="#ff950e" style:font-name="Arial"/>
    </style:style>
    <style:style style:name="T5" style:family="text">
      <style:text-properties fo:color="#ff950e" style:font-name="Arial"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fo:color="#00ae00"/>
    </style:style>
    <style:style style:name="T8" style:family="text">
      <style:text-properties fo:color="#00ae00" style:font-size-asian="10pt" style:font-weight-asian="normal" style:font-size-complex="10pt" style:font-weight-complex="normal"/>
    </style:style>
    <style:style style:name="T9" style:family="text">
      <style:text-properties fo:color="#0000ff"/>
    </style:style>
    <style:style style:name="T10" style:family="text">
      <style:text-properties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Instalacja Bundle</text:p>
      <text:p text:style-name="P3"/>
      <text:p text:style-name="P3">Przed instalacją wyczyść cache</text:p>
      <text:p text:style-name="P3"/>
      <text:p text:style-name="P11"><text:span text:style-name="T6">php composer.phar require</text:span> egeloen/ckeditor-bundle</text:p>
      <text:p text:style-name="P10"/>
      <text:p text:style-name="P10">2. Rejestracja biblioteki w projekcie:</text:p>
      <text:p text:style-name="P1">//app\<text:span text:style-name="T9">AppKernel.php</text:span> </text:p>
      <text:p text:style-name="P3"/>
      <text:p text:style-name="P3"><text:s text:c="8"/>$bundles = array(</text:p>
      <text:p text:style-name="P3">....</text:p>
      <text:p text:style-name="P3"><text:s text:c="12"/>new Liip\ImagineBundle\LiipImagineBundle(),</text:p>
      <text:p text:style-name="P3"><text:s text:c="12"/><text:span text:style-name="T7">new Ivory\CKEditorBundle\IvoryCKEditorBundle(),</text:span></text:p>
      <text:p text:style-name="P3"><text:s text:c="8"/>);</text:p>
      <text:p text:style-name="P3"/>
      <text:p text:style-name="P3">3. Instalujem style:</text:p>
      <text:p text:style-name="P3"/>
      <text:p text:style-name="P7">php app/console assets:install web</text:p>
      <text:p text:style-name="P7"/>
      <text:p text:style-name="P5">4. Podłączenie ckeditor do formularza:</text:p>
      <text:p text:style-name="P2">//src\BlogAdminBundle\Form\<text:span text:style-name="T9">PostType.php</text:span> </text:p>
      <text:p text:style-name="P5"/>
      <text:p text:style-name="P9">// Symfony 2.8 and previous versions</text:p>
      <text:p text:style-name="P5"/>
      <text:p text:style-name="P5"><text:s text:c="8"/>$builder</text:p>
      <text:p text:style-name="P5"><text:s text:c="12"/>-&gt;add('title')</text:p>
      <text:p text:style-name="P5"><text:s text:c="12"/>-&gt;add('file', 'file')</text:p>
      <text:p text:style-name="P5"><text:s text:c="12"/>-&gt;add('excerpt', <text:span text:style-name="T7">'ckeditor', array(</text:span></text:p>
      <text:p text:style-name="P8"><text:s text:c="16"/>'config' =&gt; array(</text:p>
      <text:p text:style-name="P8"><text:s text:c="20"/>'uiColor' =&gt; '#ffffff',</text:p>
      <text:p text:style-name="P8"><text:s text:c="20"/>//...</text:p>
      <text:p text:style-name="P8"><text:s text:c="16"/>),</text:p>
      <text:p text:style-name="P5"><text:s text:c="12"/>))</text:p>
      <text:p text:style-name="P5"><text:s text:c="12"/>-&gt;add('content', <text:span text:style-name="T7">'ckeditor', array(</text:span></text:p>
      <text:p text:style-name="P8"><text:s text:c="16"/>'config' =&gt; array(</text:p>
      <text:p text:style-name="P8"><text:s text:c="20"/>'uiColor' =&gt; '#ffffff',</text:p>
      <text:p text:style-name="P8"><text:s text:c="20"/>//...</text:p>
      <text:p text:style-name="P8"><text:s text:c="16"/>),</text:p>
      <text:p text:style-name="P5"><text:s text:c="12"/>))</text:p>
      <text:p text:style-name="P5"><text:s text:c="12"/>-&gt;add('author_email', 'email')</text:p>
      <text:p text:style-name="P5"/>
      <text:p text:style-name="P9">// Symfony 3.0 and newer versions</text:p>
      <text:p text:style-name="P5"/>
      <text:p text:style-name="P5"><text:s text:c="8"/>$builder</text:p>
      <text:p text:style-name="P5"><text:s text:c="12"/>-&gt;add('title')</text:p>
      <text:p text:style-name="P5"><text:s text:c="12"/>-&gt;add('file', 'file')</text:p>
      <text:p text:style-name="P4"><text:span text:style-name="T10"><text:s text:c="12"/>-&gt;add('excerpt',</text:span><text:span text:style-name="T8"> </text:span><text:span text:style-name="T3">CKEditorType::class</text:span><text:span text:style-name="T8">, array(</text:span></text:p>
      <text:p text:style-name="P8"><text:s text:c="16"/>'config' =&gt; array(</text:p>
      <text:p text:style-name="P8"><text:s text:c="20"/>'uiColor' =&gt; '#ffffff',</text:p>
      <text:p text:style-name="P8"><text:s text:c="20"/>//...</text:p>
      <text:p text:style-name="P8"><text:s text:c="16"/>),</text:p>
      <text:p text:style-name="P5"><text:s text:c="12"/>))</text:p>
      <text:p text:style-name="P5"><text:s text:c="12"/>-&gt;add('content', <text:span text:style-name="T3">CKEditorType::class</text:span><text:span text:style-name="T7">, array(</text:span></text:p>
      <text:p text:style-name="P8"><text:s text:c="16"/>'config' =&gt; array(</text:p>
      <text:p text:style-name="P8"><text:s text:c="20"/>'uiColor' =&gt; '#ffffff',</text:p>
      <text:p text:style-name="P8"><text:s text:c="20"/>//...</text:p>
      <text:p text:style-name="P8"><text:s text:c="16"/>),</text:p>
      <text:p text:style-name="P5"><text:s text:c="12"/>))</text:p>
      <text:p text:style-name="P5"><text:s text:c="12"/>-&gt;add('author_email', 'email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3M48S</meta:editing-duration>
    <meta:editing-cycles>15</meta:editing-cycles>
    <meta:generator>OpenOffice.org/3.3$Win32 OpenOffice.org_project/330m20$Build-9567</meta:generator>
    <dc:date>2016-03-15T10:58:55.25</dc:date>
    <dc:creator>szymon idczak</dc:creator>
    <meta:document-statistic meta:table-count="0" meta:image-count="0" meta:object-count="0" meta:page-count="1" meta:paragraph-count="48" meta:word-count="111" meta:character-count="1487"/>
    <meta:user-defined meta:name="Info 1"/>
    <meta:user-defined meta:name="Info 2"/>
    <meta:user-defined meta:name="Info 3"/>
    <meta:user-defined meta:name="Info 4"/>
  </office:meta>
</office:document-meta>
</file>